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5cm" table:align="margins"/>
    </style:style>
    <style:style style:name="Tabla1.A" style:family="table-column">
      <style:table-column-properties style:column-width="3.3cm" style:rel-column-width="1871*"/>
    </style:style>
    <style:style style:name="Tabla1.D" style:family="table-column">
      <style:table-column-properties style:column-width="5.099cm" style:rel-column-width="2891*"/>
    </style:style>
    <style:style style:name="Tabla1.A1" style:family="table-cell">
      <style:table-cell-properties style:vertical-align="middle" fo:padding="0.097cm" fo:border="none" style:writing-mode="page"/>
    </style:style>
    <style:style style:name="Tabla1.C1" style:family="table-cell">
      <style:table-cell-properties style:vertical-align="middle" fo:background-color="#9933ff" style:writing-mode="page">
        <style:background-image/>
      </style:table-cell-properties>
    </style:style>
    <style:style style:name="Tabla1.C2" style:family="table-cell">
      <style:table-cell-properties style:vertical-align="middle" fo:background-color="#9999ff" style:writing-mode="page">
        <style:background-image/>
      </style:table-cell-properties>
    </style:style>
    <style:style style:name="Tabla1.C3" style:family="table-cell">
      <style:table-cell-properties style:vertical-align="middle" style:writing-mode="page"/>
    </style:style>
    <style:style style:name="Tabla1.D3" style:family="table-cell">
      <style:table-cell-properties style:vertical-align="middle" style:writing-mode="page"/>
    </style:style>
    <style:style style:name="Tabla1.A4" style:family="table-cell">
      <style:table-cell-properties style:vertical-align="middle" style:writing-mode="page"/>
    </style:style>
    <style:style style:name="Tabla1.C4" style:family="table-cell">
      <style:table-cell-properties style:vertical-align="middle" style:writing-mode="page"/>
    </style:style>
    <style:style style:name="Tabla1.D4" style:family="table-cell">
      <style:table-cell-properties style:vertical-align="middle" style:writing-mode="page"/>
    </style:style>
    <style:style style:name="Tabla1.A5" style:family="table-cell">
      <style:table-cell-properties style:vertical-align="middle" style:writing-mode="page"/>
    </style:style>
    <style:style style:name="Tabla1.C5" style:family="table-cell">
      <style:table-cell-properties style:vertical-align="middle" style:writing-mode="page"/>
    </style:style>
    <style:style style:name="Tabla1.D5" style:family="table-cell">
      <style:table-cell-properties style:vertical-align="middle" style:writing-mode="page"/>
    </style:style>
    <style:style style:name="P1" style:family="paragraph" style:parent-style-name="Footer">
      <style:text-properties fo:background-color="#ffffff"/>
    </style:style>
    <style:style style:name="P2" style:family="paragraph" style:parent-style-name="Title">
      <style:text-properties fo:font-size="16pt" officeooo:rsid="001b6e15" officeooo:paragraph-rsid="001b6e15" style:font-size-asian="14pt" style:font-size-complex="16pt"/>
    </style:style>
    <style:style style:name="P3" style:family="paragraph" style:parent-style-name="Text_20_body">
      <style:paragraph-properties fo:text-align="center" style:justify-single-word="false"/>
      <style:text-properties fo:font-size="9pt" fo:font-weight="bold" officeooo:rsid="001ea3d9" officeooo:paragraph-rsid="001ea3d9" style:font-size-asian="7.84999990463257pt" style:font-weight-asian="bold" style:font-size-complex="9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9pt" fo:font-weight="normal" officeooo:rsid="001ea3d9" officeooo:paragraph-rsid="001f772d" style:font-size-asian="7.84999990463257pt" style:font-weight-asian="normal" style:font-size-complex="9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1pt" fo:font-weight="bold" officeooo:rsid="001b6e15" officeooo:paragraph-rsid="001b6e15" style:font-size-asian="9.60000038146973pt" style:font-weight-asian="bold" style:font-size-complex="11pt" style:font-weight-complex="bold"/>
    </style:style>
    <style:style style:name="P6" style:family="paragraph" style:parent-style-name="Table_20_Contents">
      <style:text-properties fo:font-size="11pt" fo:font-weight="bold" officeooo:rsid="001b6e15" officeooo:paragraph-rsid="001b6e15" style:font-size-asian="9.60000038146973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weight="bold" style:font-size-asian="9.60000038146973pt" style:font-weight-asian="bold" style:font-size-complex="11pt" style:font-weight-complex="bold"/>
    </style:style>
    <style:style style:name="P8" style:family="paragraph" style:parent-style-name="Table_20_Contents">
      <style:text-properties fo:font-size="11pt" fo:font-style="italic" fo:font-weight="bold" officeooo:rsid="001b6e15" officeooo:paragraph-rsid="001b6e15" style:font-size-asian="9.60000038146973pt" style:font-style-asian="italic" style:font-weight-asian="bold" style:font-size-complex="11pt" style:font-style-complex="italic" style:font-weight-complex="bold"/>
    </style:style>
    <style:style style:name="P9" style:family="paragraph" style:parent-style-name="Table_20_Contents">
      <style:text-properties fo:font-size="9pt" officeooo:rsid="001b6e15" officeooo:paragraph-rsid="0023a42d" style:font-size-asian="9pt" style:font-size-complex="9pt"/>
    </style:style>
    <style:style style:name="P10" style:family="paragraph" style:parent-style-name="Table_20_Contents">
      <style:text-properties fo:font-size="9pt" officeooo:rsid="001b6e15" officeooo:paragraph-rsid="001b6e15" style:font-size-asian="9pt" style:font-size-complex="9pt"/>
    </style:style>
    <style:style style:name="P11" style:family="paragraph" style:parent-style-name="Text_20_body" style:list-style-name="L1" style:master-page-name="">
      <loext:graphic-properties draw:fill="none"/>
      <style:paragraph-properties fo:margin-left="1cm" fo:margin-right="0cm" fo:margin-top="0cm" fo:margin-bottom="0.247cm" style:contextual-spacing="false" fo:line-height="150%" fo:text-align="start" style:justify-single-word="false" fo:text-indent="-0.4cm" style:auto-text-indent="false" style:page-number="auto" fo:background-color="transparent">
        <style:tab-stops/>
      </style:paragraph-properties>
      <style:text-properties fo:font-size="11pt" fo:font-weight="normal" officeooo:rsid="001ea3d9" officeooo:paragraph-rsid="001f772d" style:font-size-asian="11pt" style:font-weight-asian="normal" style:font-size-complex="11pt" style:font-weight-complex="normal"/>
    </style:style>
    <style:style style:name="P12" style:family="paragraph" style:parent-style-name="Text_20_body" style:list-style-name="L1" style:master-page-name="">
      <loext:graphic-properties draw:fill="none"/>
      <style:paragraph-properties fo:margin-left="1cm" fo:margin-right="0cm" fo:margin-top="0cm" fo:margin-bottom="0.247cm" style:contextual-spacing="false" fo:line-height="150%" fo:text-align="start" style:justify-single-word="false" fo:text-indent="-0.4cm" style:auto-text-indent="false" style:page-number="auto" fo:background-color="transparent">
        <style:tab-stops/>
      </style:paragraph-properties>
      <style:text-properties fo:font-size="11pt" fo:font-weight="normal" officeooo:paragraph-rsid="002111c5" style:font-size-asian="11pt" style:font-weight-asian="normal" style:font-size-complex="11pt" style:font-weight-complex="normal"/>
    </style:style>
    <style:style style:name="P13" style:family="paragraph" style:parent-style-name="Text_20_body" style:list-style-name="L1">
      <loext:graphic-properties draw:fill="none"/>
      <style:paragraph-properties fo:margin-left="1cm" fo:margin-right="0cm" fo:margin-top="0cm" fo:margin-bottom="0.247cm" style:contextual-spacing="false" fo:line-height="150%" fo:text-align="start" style:justify-single-word="false" fo:text-indent="-0.4cm" style:auto-text-indent="false" fo:background-color="transparent">
        <style:tab-stops/>
      </style:paragraph-properties>
      <style:text-properties fo:font-size="11pt" fo:font-weight="normal" officeooo:paragraph-rsid="002111c5" style:font-size-asian="11pt" style:font-weight-asian="normal" style:font-size-complex="11pt" style:font-weight-complex="normal"/>
    </style:style>
    <style:style style:name="P14" style:family="paragraph" style:parent-style-name="Text_20_body" style:list-style-name="L1">
      <loext:graphic-properties draw:fill="none"/>
      <style:paragraph-properties fo:margin-left="1cm" fo:margin-right="0cm" fo:margin-top="0cm" fo:margin-bottom="0.247cm" style:contextual-spacing="false" fo:line-height="150%" fo:text-align="start" style:justify-single-word="false" fo:text-indent="-0.4cm" style:auto-text-indent="false" fo:background-color="transparent">
        <style:tab-stops/>
      </style:paragraph-properties>
      <style:text-properties fo:font-size="11pt" fo:font-weight="normal" officeooo:paragraph-rsid="0021a9e4" style:font-size-asian="11pt" style:font-weight-asian="normal" style:font-size-complex="11pt" style:font-weight-complex="normal"/>
    </style:style>
    <style:style style:name="T1" style:family="text">
      <style:text-properties officeooo:rsid="001a310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a3d9" style:font-weight-asian="bold" style:font-weight-complex="bold"/>
    </style:style>
    <style:style style:name="T4" style:family="text">
      <style:text-properties fo:font-weight="bold" officeooo:rsid="0021a9e4" style:font-weight-asian="bold" style:font-weight-complex="bold"/>
    </style:style>
    <style:style style:name="T5" style:family="text">
      <style:text-properties fo:font-weight="bold" officeooo:rsid="002111c5" style:font-weight-asian="bold" style:font-weight-complex="bold"/>
    </style:style>
    <style:style style:name="T6" style:family="text">
      <style:text-properties fo:font-weight="bold" officeooo:rsid="001f772d" style:font-weight-asian="bold" style:font-weight-complex="bold"/>
    </style:style>
    <style:style style:name="T7" style:family="text">
      <style:text-properties officeooo:rsid="001ea3d9"/>
    </style:style>
    <style:style style:name="T8" style:family="text">
      <style:text-properties officeooo:rsid="001f772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1f772d" style:font-size-asian="11pt" style:font-size-complex="11pt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weight="bold" officeooo:rsid="001f772d" style:font-size-asian="11pt" style:font-weight-asian="bold" style:font-size-complex="11pt" style:font-weight-complex="bold"/>
    </style:style>
    <style:style style:name="T13" style:family="text">
      <style:text-properties officeooo:rsid="002111c5"/>
    </style:style>
    <style:style style:name="T14" style:family="text">
      <style:text-properties officeooo:rsid="0021a9e4"/>
    </style:style>
    <style:style style:name="T15" style:family="text">
      <style:text-properties officeooo:rsid="0022812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305cm" fo:margin-left="0.9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26. tablas. ejercicio guiado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table:number-rows-spanned="2" table:number-columns-spanned="2" office:value-type="string">
            <text:p text:style-name="P7"/>
          </table:table-cell>
          <table:covered-table-cell/>
          <table:table-cell table:style-name="Tabla1.C1" table:number-columns-spanned="2" office:value-type="string">
            <text:p text:style-name="P5">NÚMERO</text:p>
          </table:table-cell>
          <table:covered-table-cell/>
        </table:table-row>
        <table:table-row>
          <table:covered-table-cell table:style-name="Tabla1.A1"/>
          <table:covered-table-cell/>
          <table:table-cell table:style-name="Tabla1.C2" office:value-type="string">
            <text:p text:style-name="P8">Singular</text:p>
          </table:table-cell>
          <table:table-cell table:style-name="Tabla1.C2" office:value-type="string">
            <text:p text:style-name="P8">Plural</text:p>
          </table:table-cell>
        </table:table-row>
        <table:table-row>
          <table:table-cell table:style-name="Tabla1.C1" table:number-rows-spanned="3" office:value-type="string">
            <text:p text:style-name="P6">PERSONA</text:p>
          </table:table-cell>
          <table:table-cell table:style-name="Tabla1.C2" office:value-type="string">
            <text:p text:style-name="P8">Primera</text:p>
          </table:table-cell>
          <table:table-cell table:style-name="Tabla1.C3" office:value-type="string">
            <text:p text:style-name="P10">Nuqa</text:p>
          </table:table-cell>
          <table:table-cell table:style-name="Tabla1.D3" office:value-type="string">
            <text:p text:style-name="P9">Nuqanchis (incluyente)</text:p>
            <text:p text:style-name="P9">Nuqayku (excluyente)</text:p>
          </table:table-cell>
        </table:table-row>
        <table:table-row>
          <table:covered-table-cell table:style-name="Tabla1.A4"/>
          <table:table-cell table:style-name="Tabla1.C2" office:value-type="string">
            <text:p text:style-name="P8">Segunda</text:p>
          </table:table-cell>
          <table:table-cell table:style-name="Tabla1.C4" office:value-type="string">
            <text:p text:style-name="P10">Qan</text:p>
          </table:table-cell>
          <table:table-cell table:style-name="Tabla1.D4" office:value-type="string">
            <text:p text:style-name="P10">Qan<text:span text:style-name="T2">kuna</text:span></text:p>
          </table:table-cell>
        </table:table-row>
        <table:table-row>
          <table:covered-table-cell table:style-name="Tabla1.A4"/>
          <table:table-cell table:style-name="Tabla1.C2" office:value-type="string">
            <text:p text:style-name="P8">Tercera</text:p>
          </table:table-cell>
          <table:table-cell table:style-name="Tabla1.C5" office:value-type="string">
            <text:p text:style-name="P10">Pay</text:p>
          </table:table-cell>
          <table:table-cell table:style-name="Tabla1.D5" office:value-type="string">
            <text:p text:style-name="P10">Pay<text:span text:style-name="T2">kuna</text:span></text:p>
          </table:table-cell>
        </table:table-row>
      </table:table>
      <text:p text:style-name="P3">pronombres quechua.</text:p>
      <text:p text:style-name="P4">¿<text:span text:style-name="T11">Cómo</text:span><text:span text:style-name="T12"> </text:span><text:span text:style-name="T11">se</text:span><text:span text:style-name="T12"> </text:span><text:span text:style-name="T11">hace?</text:span></text:p>
      <text:list xml:id="list2268392965" text:style-name="L1">
        <text:list-item>
          <text:p text:style-name="P11">Seleccionar el menú<text:span text:style-name="T2"> Insertar</text:span><text:span text:style-name="T6"> </text:span><text:span text:style-name="T2">&gt; Tabla</text:span><text:span text:style-name="T8"> </text:span>y en la ventana de diálogo que aparece darle a la tabla el nombre <text:span text:style-name="T2">Tabla1</text:span>. Seleccionar<text:span text:style-name="T8"> </text:span><text:span text:style-name="T2">4</text:span> columnas<text:span text:style-name="T8"> </text:span>y <text:span text:style-name="T2">5</text:span> filas.</text:p>
        </text:list-item>
        <text:list-item>
          <text:p text:style-name="P12"><text:span text:style-name="T7">Introducir los textos que conforman cada una de las celdas, dejando la primera columna y la última filas vacías. Utilizar</text:span><text:span text:style-name="T8"> </text:span><text:span text:style-name="T7">para</text:span><text:span text:style-name="T8"> </text:span><text:span text:style-name="T7">ello las utilidades</text:span><text:span text:style-name="T8"> </text:span><text:span text:style-name="T7">de edición que se aprendieron</text:span><text:span text:style-name="T8"> </text:span><text:span text:style-name="T7">en prácticas anteriores (como copiar y pegar). El tamaño</text:span><text:span text:style-name="T8"> </text:span><text:span text:style-name="T7">de carácter es </text:span><text:span text:style-name="T3">11pt</text:span><text:span text:style-name="T8"> </text:span><text:span text:style-name="T7">o </text:span><text:span text:style-name="T3">9pt</text:span><text:span text:style-name="T8"> </text:span><text:span text:style-name="T7">y el tipo </text:span><text:span text:style-name="T3">Arial</text:span><text:span text:style-name="T7">. Dejar vacías las celdas que se vean que luego se tendrán</text:span><text:span text:style-name="T8"> </text:span><text:span text:style-name="T7">que unir</text:span><text:span text:style-name="T13">.</text:span></text:p>
        </text:list-item>
        <text:list-item>
          <text:p text:style-name="P13"><text:span text:style-name="T7">Seleccionar todas las celdas excepto las primeras fila y columna</text:span><text:span text:style-name="T8"> </text:span><text:span text:style-name="T7">y al</text:span><text:span text:style-name="T13">i</text:span><text:span text:style-name="T7">n</text:span><text:span text:style-name="T13">e</text:span><text:span text:style-name="T7">a el texto a la izquierda mediante el menú</text:span><text:span text:style-name="T5"> </text:span><text:span text:style-name="T3">Formato-Párrafo</text:span><text:span text:style-name="T7">, pestaña</text:span><text:span text:style-name="T13"> </text:span><text:span text:style-name="T3">Alineación</text:span><text:span text:style-name="T7">.</text:span></text:p>
        </text:list-item>
        <text:list-item>
          <text:p text:style-name="P13"><text:span text:style-name="T7">Seleccionar</text:span><text:span text:style-name="T13"> </text:span><text:span text:style-name="T7">las dos primeras</text:span><text:span text:style-name="T13"> </text:span><text:span text:style-name="T7">celdas</text:span><text:span text:style-name="T13"> </text:span><text:span text:style-name="T7">de la primera</text:span><text:span text:style-name="T13"> </text:span><text:span text:style-name="T7">y segunda</text:span><text:span text:style-name="T13"> </text:span><text:span text:style-name="T7">columna</text:span><text:span text:style-name="T13"> </text:span><text:span text:style-name="T7">y únirlas</text:span><text:span text:style-name="T13"> </text:span><text:span text:style-name="T7">mediante</text:span><text:span text:style-name="T15"> </text:span><text:span text:style-name="T3">Tabla</text:span><text:span text:style-name="T5"> </text:span><text:span text:style-name="T3">&gt; Unir</text:span><text:span text:style-name="T5"> </text:span><text:span text:style-name="T3">celdas</text:span><text:span text:style-name="T7"> (cuatro celdas</text:span><text:span text:style-name="T13"> </text:span><text:span text:style-name="T7">en total).</text:span></text:p>
        </text:list-item>
        <text:list-item>
          <text:p text:style-name="P13"><text:span text:style-name="T7">Seleccionar</text:span><text:span text:style-name="T13"> </text:span><text:span text:style-name="T7">el resto de celdas</text:span><text:span text:style-name="T13"> </text:span><text:span text:style-name="T7">de la primera</text:span><text:span text:style-name="T13"> </text:span><text:span text:style-name="T7">fila</text:span><text:span text:style-name="T13"> </text:span><text:span text:style-name="T7">y unirlas</text:span><text:span text:style-name="T13"> </text:span><text:span text:style-name="T7">mediante</text:span><text:span text:style-name="T13"> </text:span><text:span text:style-name="T3">Tabla</text:span><text:span text:style-name="T5"> </text:span><text:span text:style-name="T3">&gt; Unir</text:span><text:span text:style-name="T5"> </text:span><text:span text:style-name="T3">celdas</text:span><text:span text:style-name="T7">.</text:span></text:p>
        </text:list-item>
        <text:list-item>
          <text:p text:style-name="P13"><text:span text:style-name="T7">Seleccionar</text:span><text:span text:style-name="T13"> </text:span><text:span text:style-name="T7">el resto de celdas</text:span><text:span text:style-name="T13"> </text:span><text:span text:style-name="T7">de la primera</text:span><text:span text:style-name="T13"> </text:span><text:span text:style-name="T7">columna</text:span><text:span text:style-name="T13"> </text:span><text:span text:style-name="T7">y unirlas</text:span><text:span text:style-name="T13"> </text:span><text:span text:style-name="T7">mediante</text:span><text:span text:style-name="T13"> </text:span><text:span text:style-name="T3">Tabla</text:span><text:span text:style-name="T5"> </text:span><text:span text:style-name="T3">&gt; Unir</text:span><text:span text:style-name="T5"> </text:span><text:span text:style-name="T3">celdas</text:span><text:span text:style-name="T7">.</text:span></text:p>
        </text:list-item>
        <text:list-item>
          <text:p text:style-name="P13"><text:span text:style-name="T7">Hacer lo mismo con las dos primeras celdas de las columnas</text:span><text:span text:style-name="T13"> </text:span><text:span text:style-name="T7">dos y tres y con las de las columnas cuatro y cinco.</text:span></text:p>
        </text:list-item>
        <text:list-item>
          <text:p text:style-name="P13"><text:span text:style-name="T7">Seleccionar la primera columna y la primera fila y poner en fondo Morado mediante el menú </text:span><text:span text:style-name="T3">Tabla</text:span><text:span text:style-name="T5"> </text:span><text:span text:style-name="T3">&gt; Propiedades</text:span><text:span text:style-name="T5"> </text:span><text:span text:style-name="T3">de</text:span><text:span text:style-name="T5"> </text:span><text:span text:style-name="T3">Tabla</text:span><text:span text:style-name="T7">... y en la pestaña</text:span><text:span text:style-name="T13"> </text:span><text:span text:style-name="T3">Fondo</text:span><text:span text:style-name="T13"> </text:span><text:span text:style-name="T7">elegir como color el morado y </text:span><text:span text:style-name="T3">aplicar</text:span><text:span text:style-name="T13"> </text:span><text:span text:style-name="T7">a</text:span><text:span text:style-name="T13"> </text:span><text:span text:style-name="T7">fila, columna</text:span><text:span text:style-name="T13"> </text:span><text:span text:style-name="T7">según proceda</text:span><text:span text:style-name="T13"> </text:span><text:span text:style-name="T7">(elige Morado o el color que más</text:span><text:span text:style-name="T13"> </text:span><text:span text:style-name="T7">te guste).</text:span></text:p>
        </text:list-item>
        <text:list-item>
          <text:p text:style-name="P14"><text:span text:style-name="T7">Seleccionar la segunda columna y la segunda fila y poner en fondo Lila mediante el menú </text:span><text:span text:style-name="T3">Tabla &gt; Propiedades</text:span><text:span text:style-name="T4"> </text:span><text:span text:style-name="T3">de Tabla</text:span><text:span text:style-name="T7">... y en la pestaña </text:span><text:span text:style-name="T3">Fondo</text:span><text:span text:style-name="T7"> elegir como </text:span><text:soft-page-break/><text:span text:style-name="T7">color el Lila y</text:span><text:span text:style-name="T3"> aplicar</text:span><text:span text:style-name="T14"> </text:span><text:span text:style-name="T7">a fila, columna según proceda</text:span><text:span text:style-name="T14"> </text:span><text:span text:style-name="T7">(elige Lila</text:span><text:span text:style-name="T14"> </text:span><text:span text:style-name="T7">o el color que más</text:span><text:span text:style-name="T14"> </text:span><text:span text:style-name="T7">te guste).</text:span></text:p>
        </text:list-item>
        <text:list-item>
          <text:p text:style-name="P14"><text:span text:style-name="T7">Seleccionar la primera celda y eliminar el fondo mediante el menú</text:span><text:span text:style-name="T14"> </text:span><text:span text:style-name="T3">Tabla</text:span><text:span text:style-name="T4"> </text:span><text:span text:style-name="T3">&gt; Propiedades</text:span><text:span text:style-name="T4"> </text:span><text:span text:style-name="T3">de Tabla</text:span><text:span text:style-name="T7">... y en la pestaña</text:span><text:span text:style-name="T14"> </text:span><text:span text:style-name="T3">Fondo</text:span><text:span text:style-name="T14"> </text:span><text:span text:style-name="T7">elegir como color ninguno</text:span><text:span text:style-name="T14"> </text:span><text:span text:style-name="T7">y </text:span><text:span text:style-name="T3">aplicar</text:span><text:span text:style-name="T14"> </text:span><text:span text:style-name="T7">a</text:span><text:span text:style-name="T14"> </text:span><text:span text:style-name="T7">celda.</text:span></text:p>
        </text:list-item>
        <text:list-item>
          <text:p text:style-name="P14"><text:span text:style-name="T7">Seleccionar las celdas correspondientes y cambiar el formato</text:span><text:span text:style-name="T14"> </text:span><text:span text:style-name="T7">de los caracteres mediante el menú</text:span><text:span text:style-name="T14"> </text:span><text:span text:style-name="T3">Formato</text:span><text:span text:style-name="T4"> </text:span><text:span text:style-name="T3">&gt; Carácter</text:span><text:span text:style-name="T7"> pestañas</text:span><text:span text:style-name="T14"> </text:span><text:span text:style-name="T3">Fuente</text:span><text:span text:style-name="T4"> </text:span><text:span text:style-name="T7">y</text:span><text:span text:style-name="T3"> Efectos</text:span><text:span text:style-name="T4"> </text:span><text:span text:style-name="T3">de</text:span><text:span text:style-name="T4"> </text:span><text:span text:style-name="T3">Fuente</text:span><text:span text:style-name="T7">.</text:span></text:p>
        </text:list-item>
        <text:list-item>
          <text:p text:style-name="P14"><text:span text:style-name="T7">Guardar</text:span><text:span text:style-name="T14"> </text:span><text:span text:style-name="T7">el fichero como </text:span><text:span text:style-name="T3">p6-ej-gui-texto3-final.odt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>
        <style:tab-stops/>
      </style:paragraph-properties>
      <style:text-properties fo:font-size="11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7cm" style:contextual-spacing="true" fo:line-height="100%" fo:text-align="center" style:justify-single-word="false">
        <style:tab-stops/>
      </style:paragraph-properties>
      <style:text-properties fo:text-transform="uppercase" fo:font-size="16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background-color="#ffffff"/>
    </style:style>
    <style:style style:name="MT1" style:family="text">
      <style:text-properties officeooo:rsid="001a3106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1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pan text:style-name="MT1"><text:tab/>Enrique Martínez Añó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0:34:25.110072732</meta:creation-date>
    <dc:title>Ofimática</dc:title>
    <meta:editing-duration>PT6M30S</meta:editing-duration>
    <meta:editing-cycles>6</meta:editing-cycles>
    <meta:generator>LibreOffice/7.4.1.2$Linux_X86_64 LibreOffice_project/40$Build-2</meta:generator>
    <dc:date>2022-10-25T11:38:16.792256218</dc:date>
    <meta:document-statistic meta:table-count="1" meta:image-count="0" meta:object-count="0" meta:page-count="2" meta:paragraph-count="30" meta:word-count="381" meta:character-count="2166" meta:non-whitespace-character-count="1827"/>
    <meta:template xlink:type="simple" xlink:actuate="onRequest" xlink:title="Ofimática" xlink:href="../../../Plantillas/Ofimática.ott" meta:date="2022-10-25T10:34:24.632901464"/>
  </office:meta>
</office:document-meta>
</file>